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">
      <style:table-properties style:width="15.903cm" style:page-number="auto" fo:break-before="auto" fo:break-after="auto" table:align="left" fo:keep-with-next="auto"/>
    </style:style>
    <style:style style:name="Tableau1.A" style:family="table-column">
      <style:table-column-properties style:column-width="4.66cm"/>
    </style:style>
    <style:style style:name="Tableau1.B" style:family="table-column">
      <style:table-column-properties style:column-width="11.243cm"/>
    </style:style>
    <style:style style:name="Tableau1.A1" style:family="table-cell">
      <style:table-cell-properties style:vertical-align="middle" fo:padding-left="0.049cm" fo:padding-right="0.318cm" fo:padding-top="0.423cm" fo:padding-bottom="0.423cm" fo:border="0.05pt solid #000000"/>
    </style:style>
    <style:style style:name="Tableau1.B1" style:family="table-cell">
      <style:table-cell-properties style:vertical-align="middle" fo:padding-left="0.049cm" fo:padding-right="0.049cm" fo:padding-top="0.423cm" fo:padding-bottom="0.423cm" fo:border="0.05pt solid #000000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f1f1f" loext:opacity="100%" style:font-name="Google Sans Text"/>
    </style:style>
    <style:style style:name="T1" style:family="text">
      <style:text-properties fo:color="#1f1f1f" loext:opacity="100%" style:font-name="Google Sans Text" loext:padding="0cm" loext:border="none"/>
    </style:style>
    <style:style style:name="T2" style:family="text">
      <style:text-properties fo:color="#1f1f1f" loext:opacity="100%" style:font-name="Google Sans Text" style:font-name-asian="Google Sans Text" style:font-name-complex="Google Sans Tex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1"><text:span text:style-name="Strong_20_Emphasis"><text:span text:style-name="T1">Acteur</text:span></text:span></text:p>
            </table:table-cell>
            <table:table-cell table:style-name="Tableau1.B1" office:value-type="string">
              <text:p text:style-name="P1"><text:span text:style-name="Strong_20_Emphasis"><text:span text:style-name="T1">Actions possibles (10 exemples)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2">Utilisateur (Client)</text:p>
          </table:table-cell>
          <table:table-cell table:style-name="Tableau1.B1" office:value-type="string">
            <text:p text:style-name="P3">1. Créer un compte profil (Inscription).</text:p>
            <text:p text:style-name="P3">2. Se connecter (Authentification).</text:p>
            <text:p text:style-name="P3">3. Consulter son solde.</text:p>
            <text:p text:style-name="P3">4. Voir l'historique de ses transactions.</text:p>
            <text:p text:style-name="P3">5. Effectuer un virement vers un autre client.</text:p>
            <text:p text:style-name="P3">6. Déposer de l'argent (Simulation).</text:p>
            <text:p text:style-name="P3">7. Retirer de l'argent.</text:p>
            <text:p text:style-name="P3">8. Modifier ses informations personnelles.</text:p>
            <text:p text:style-name="P3">9. Télécharger un relevé (RIB).</text:p>
            <text:p text:style-name="P3">10. Demander la clôture du compte.<text:span text:style-name="T2"/></text:p>
          </table:table-cell>
        </table:table-row>
        <table:table-row>
          <table:table-cell table:style-name="Tableau1.A1" office:value-type="string">
            <text:p text:style-name="P2">Administrateur</text:p>
          </table:table-cell>
          <table:table-cell table:style-name="Tableau1.B1" office:value-type="string">
            <text:p text:style-name="P3">1. Valider/Activer un nouveau compte client.</text:p>
            <text:p text:style-name="P3">2. Geler/Bloquer un compte suspect.</text:p>
            <text:p text:style-name="P3">3. Consulter la liste de tous les utilisateurs.</text:p>
            <text:p text:style-name="P3">4. Voir toutes les transactions du système.</text:p>
            <text:p text:style-name="P3">5. Modifier le solde d'un client (Correction d'erreur).</text:p>
            <text:p text:style-name="P3">6. Supprimer un compte utilisateur.</text:p>
            <text:p text:style-name="P3">7. Générer des rapports financiers globaux.</text:p>
            <text:p text:style-name="P3">8. Définir les limites de transfert (plafonds).</text:p>
            <text:p text:style-name="P3">9. Créer d'autres comptes administrateurs.</text:p>
            <text:p text:style-name="P3">10. Paramétrer les frais bancaires.<text:span text:style-name="T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8T09:30:01.446144010</meta:creation-date>
    <dc:date>2026-04-18T09:31:12.457348843</dc:date>
    <meta:editing-duration>PT1M12S</meta:editing-duration>
    <meta:editing-cycles>1</meta:editing-cycles>
    <meta:document-statistic meta:table-count="1" meta:image-count="0" meta:object-count="0" meta:page-count="1" meta:paragraph-count="24" meta:word-count="123" meta:character-count="848" meta:non-whitespace-character-count="749"/>
    <meta:generator>LibreOffice/24.2.7.2$Linux_X86_64 LibreOffice_project/420$Build-2</meta:generator>
  </office:meta>
</office:document-meta>
</file>